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20100000398000002BC4CE78A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203cm" svg:stroke-color="#00ff00" draw:marker-start-width="0.503cm" draw:marker-end-width="0.503cm" draw:fill="solid" draw:fill-color="#00ff00" draw:textarea-vertical-align="middle" draw:auto-grow-height="false" fo:min-height="0.749cm" fo:min-width="0.499cm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8.393cm" svg:height="19.68cm" svg:x="0.635cm" svg:y="0.635cm">
          <text:p/>
        </draw:rect>
        <draw:frame draw:style-name="gr2" draw:text-style-name="P1" draw:layer="layout" svg:width="25.864cm" svg:height="19.679cm" svg:x="1.3cm" svg:y="0.841cm">
          <draw:image xlink:href="Pictures/1000020100000398000002BC4CE78A46.png" xlink:type="simple" xlink:show="embed" xlink:actuate="onLoad">
            <text:p/>
          </draw:image>
        </draw:frame>
        <draw:custom-shape draw:style-name="gr3" draw:text-style-name="P1" draw:layer="layout" svg:width="1.231cm" svg:height="1.231cm" svg:x="16.281cm" svg:y="10.8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1.231cm" svg:height="1.231cm" svg:x="15.529cm" svg:y="9.7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693cm" fo:page-height="20.98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6-11T21:40:19</meta:creation-date>
    <dc:date>2006-06-11T21:42:01</dc:date>
    <dc:language>en-US</dc:language>
    <meta:editing-cycles>2</meta:editing-cycles>
    <meta:editing-duration>PT1M43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